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officeooo:rsid="001f8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iene y Seguridad - Identificación de Peligros</text:p>
      <text:p text:style-name="P1">Trabajo realizado por: <text:span text:style-name="T1">Lucio Peralta</text:span></text:p>
      <text:p text:style-name="Standard"/>
      <text:p text:style-name="Standard">Imagen 1:</text:p>
      <text:p text:style-name="Standard">- Acumulación de sustancias tóxicas en aguas de uso público <text:s/></text:p>
      <text:p text:style-name="Standard">- Pesca en aguas contaminadas <text:s/></text:p>
      <text:p text:style-name="Standard">- Puerta de zona laboral de riesgo abierta <text:s/></text:p>
      <text:p text:style-name="Standard">- Ventana de zona laboral rota <text:s/></text:p>
      <text:p text:style-name="Standard">- Acumulación de Pallets demasiado elevada <text:s/></text:p>
      <text:p text:style-name="Standard">- Garrafa en la intemperie en zona de trabajo <text:s/></text:p>
      <text:p text:style-name="Standard">- Riego de caída, herramienta colocada sobre una luz en el techo <text:s/></text:p>
      <text:p text:style-name="Standard">- Derrame de sustancias tóxicas <text:s/></text:p>
      <text:p text:style-name="Standard">- Tejas del techo en malas condiciones <text:s/></text:p>
      <text:p text:style-name="Standard">- Panel eléctrico abierto <text:s/></text:p>
      <text:p text:style-name="Standard">- Camión en movimiento con viga sobresaliendo <text:s/></text:p>
      <text:p text:style-name="Standard">- Escalera colocada en la calle <text:s/></text:p>
      <text:p text:style-name="Standard">- Trabajo realizado fuera de zona de la calle marcada por conos <text:s/></text:p>
      <text:p text:style-name="Standard">- Liberación de gases tóxicos <text:s/></text:p>
      <text:p text:style-name="Standard">- Vereda rota <text:s/></text:p>
      <text:p text:style-name="Standard">- Maderas caídas ocupando la vía pública <text:s/></text:p>
      <text:p text:style-name="Standard">- Cerca rota <text:s/></text:p>
      <text:p text:style-name="Standard">- Animales sueltos en zonas de trabajo <text:s/></text:p>
      <text:p text:style-name="Standard">- Uso de pesticida y/o caza de pestes en zonas públicas <text:s/></text:p>
      <text:p text:style-name="Standard">- Fuego no contenido cerca de objetos inflamables <text:s/></text:p>
      <text:p text:style-name="Standard">- Maceta colocada al lado de una ventana, riesgo de caída <text:s/></text:p>
      <text:p text:style-name="Standard">- Escalera rota <text:s/></text:p>
      <text:p text:style-name="Standard">- Escalera colocada sobre una mesa <text:s/></text:p>
      <text:p text:style-name="Standard">- Herramientas esparcidas por el piso <text:s/></text:p>
      <text:p text:style-name="Standard">- Persona removiendo una colmena sin protección y en una zona laboral activa <text:s/></text:p>
      <text:p text:style-name="Standard">- Carga elevada en autoelevador, impide visión y dificulta el balance <text:s/></text:p>
      <text:p text:style-name="Standard">- Pozos y huecos en el piso de una zona de trabajo <text:s/></text:p>
      <text:p text:style-name="Standard">- Ausencia de una rejilla en la zona de trabajo <text:s/></text:p>
      <text:p text:style-name="Standard">- Acumulación de basura <text:s/></text:p>
      <text:p text:style-name="Standard"/>
      <text:p text:style-name="Standard">Imagen 2:</text:p>
      <text:p text:style-name="Standard">- Tapa de Cloaca abierta <text:s/></text:p>
      <text:p text:style-name="Standard">- Puerta con acceso prohibido abierta <text:s/></text:p>
      <text:p text:style-name="Standard">- Hombre subido a un autoelevador <text:s/></text:p>
      <text:p text:style-name="Standard">- Carga elevada en autoelevador, impide visión y dificulta el balance <text:s/></text:p>
      <text:p text:style-name="Standard">- Martillo colocado en un borde de una zona elevada, con riesgo de caída <text:s/></text:p>
      <text:p text:style-name="Standard">- Empleados trabajando sin equipamiento de seguridad (casco, guantes, etc.) <text:s/></text:p>
      <text:p text:style-name="Standard">- Carriles no marcados <text:s/></text:p>
      <text:p text:style-name="Standard">- Empleados soldando sin máscara <text:s/></text:p>
      <text:p text:style-name="Standard">- Herramientas colocadas en una escalera, impiden el paso <text:s/></text:p>
      <text:p text:style-name="Standard">- Empleado bajando escalera con objetos <text:s/></text:p>
      <text:p text:style-name="Standard">- Cables sueltos esparcidos por el piso <text:s/></text:p>
      <text:p text:style-name="Standard">- Materiales caídos en el estacionamiento <text:s/></text:p>
      <text:p text:style-name="Standard">- Plataforma de transporte en mal estado <text:s/></text:p>
      <text:p text:style-name="Standard">- Tacho de basura caído <text:s/></text:p>
      <text:p text:style-name="Standard">- Trabajo en alturas peligrosas sin ataduras <text:s/></text:p>
      <text:p text:style-name="Standard">- Materiales de trabajo, procesados y no procesados, en el piso <text:s/></text:p>
      <text:p text:style-name="Standard">- Barriles con sustancias desconocidas expuestos a la intemperie <text:s/></text:p>
      <text:p text:style-name="Standard"><text:soft-page-break/>- Panel eléctrico abierto <text:s/></text:p>
      <text:p text:style-name="Standard">- Piso de container de un camión en mal estado <text:s/></text:p>
      <text:p text:style-name="Standard">- Reparaciones realizadas en equipo en funcionamiento <text:s/></text:p>
      <text:p text:style-name="Standard">- Sensores de protección de la maquinaria no funcionan <text:s/></text:p>
      <text:p text:style-name="Standard"/>
      <text:p text:style-name="Standard">Imagen 3:</text:p>
      <text:p text:style-name="Standard">- Puerta de zona laboral de riesgo abierta <text:s/></text:p>
      <text:p text:style-name="Standard">- Tablón colocado en un borde de una zona elevada, con riesgo de caída <text:s/></text:p>
      <text:p text:style-name="Standard">- Hombre caminando por el techo <text:s/></text:p>
      <text:p text:style-name="Standard">- Cables sueltos esparcidos por el piso <text:s/></text:p>
      <text:p text:style-name="Standard">- Tacho de basura caído <text:s/></text:p>
      <text:p text:style-name="Standard">- Bolsa colocada en el borde del techo, a punto de caer <text:s/></text:p>
      <text:p text:style-name="Standard">- Hombre operando autoelevador de forma incorrecta <text:s/></text:p>
      <text:p text:style-name="Standard">- Charcos de agua resbalosos <text:s/></text:p>
      <text:p text:style-name="Standard">- Limpiando equipo en horario laboral, causando charcos <text:s/></text:p>
      <text:p text:style-name="Standard">- Carga elevada en autoelevador, impide visión y dificulta el balance <text:s/></text:p>
      <text:p text:style-name="Standard">- Paso por zona laboral con auriculares <text:s/></text:p>
      <text:p text:style-name="Standard">- Hombre fumando en zona prohibida <text:s/></text:p>
      <text:p text:style-name="Standard">- Máquina operando con paneles abiertos <text:s/></text:p>
      <text:p text:style-name="Standard">- Personas circulando por el camino de los autoelevadores <text:s/></text:p>
      <text:p text:style-name="Standard">- Materiales tirados en el piso <text:s/></text:p>
      <text:p text:style-name="Standard">- Liquido brotando de las rejillas <text:s/></text:p>
      <text:p text:style-name="Standard">- Acumulación de pallets muy elevada, riesgo de caer sobre alguien que cruza la puerta <text:s/></text:p>
      <text:p text:style-name="Standard">- Garrafa en la intemperie en zona de trabajo <text:s/></text:p>
      <text:p text:style-name="Standard">- Carriles no obedecidos <text:s/></text:p>
      <text:p text:style-name="Standard">- Hombre pasando por puerta con una viga, puede lastimar gente por cómo la lleva <text:s/></text:p>
      <text:p text:style-name="Standard">- Puertas en malas condiciones <text:s/></text:p>
      <text:p text:style-name="Standard">- Reparando luces eléctricas sin <text:s/></text:p>
      <text:p text:style-name="Standard"/>
      <text:p text:style-name="Standard">Espero que esto sea lo que estabas buscando. ¿Hay algo más en lo que pueda ayudarte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42:34.781652144</meta:creation-date>
    <dc:date>2024-04-25T09:46:23.106305887</dc:date>
    <meta:editing-duration>PT3M49S</meta:editing-duration>
    <meta:editing-cycles>1</meta:editing-cycles>
    <meta:document-statistic meta:table-count="0" meta:image-count="0" meta:object-count="0" meta:page-count="2" meta:paragraph-count="78" meta:word-count="585" meta:character-count="3472" meta:non-whitespace-character-count="2821"/>
    <meta:generator>LibreOffice/7.3.7.2$Linux_X86_64 LibreOffice_project/30$Build-2</meta:generator>
  </office:meta>
</office:document-meta>
</file>